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3b8ca6"/>
    </style:style>
    <style:style style:name="P2" style:family="paragraph" style:parent-style-name="Standard">
      <style:text-properties fo:font-variant="normal" fo:text-transform="none" fo:color="#050505" style:font-name="inherit" fo:font-size="11.25pt" fo:letter-spacing="normal" fo:font-style="normal" fo:font-weight="normal" officeooo:paragraph-rsid="003b8ca6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style:font-name="inherit" fo:font-size="11.25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50505" style:font-name="inherit" fo:font-size="11.25pt" fo:letter-spacing="normal" fo:font-style="normal" fo:font-weight="normal" officeooo:paragraph-rsid="0052a41c"/>
    </style:style>
    <style:style style:name="T1" style:family="text">
      <style:text-properties officeooo:rsid="001bd754"/>
    </style:style>
    <style:style style:name="T2" style:family="text">
      <style:text-properties officeooo:rsid="002051f2"/>
    </style:style>
    <style:style style:name="T3" style:family="text">
      <style:text-properties officeooo:rsid="0023d7e8"/>
    </style:style>
    <style:style style:name="T4" style:family="text">
      <style:text-properties officeooo:rsid="002462f8"/>
    </style:style>
    <style:style style:name="T5" style:family="text">
      <style:text-properties officeooo:rsid="0029d7b2"/>
    </style:style>
    <style:style style:name="T6" style:family="text">
      <style:text-properties officeooo:rsid="002b722c"/>
    </style:style>
    <style:style style:name="T7" style:family="text">
      <style:text-properties officeooo:rsid="002d6983"/>
    </style:style>
    <style:style style:name="T8" style:family="text">
      <style:text-properties officeooo:rsid="002e7167"/>
    </style:style>
    <style:style style:name="T9" style:family="text">
      <style:text-properties officeooo:rsid="003003ec"/>
    </style:style>
    <style:style style:name="T10" style:family="text">
      <style:text-properties officeooo:rsid="00348932"/>
    </style:style>
    <style:style style:name="T11" style:family="text">
      <style:text-properties officeooo:rsid="00351a58"/>
    </style:style>
    <style:style style:name="T12" style:family="text">
      <style:text-properties officeooo:rsid="0038ddc8"/>
    </style:style>
    <style:style style:name="T13" style:family="text">
      <style:text-properties officeooo:rsid="003a2b88"/>
    </style:style>
    <style:style style:name="T14" style:family="text">
      <style:text-properties officeooo:rsid="003cad8c"/>
    </style:style>
    <style:style style:name="T15" style:family="text">
      <style:text-properties officeooo:rsid="003fa97a"/>
    </style:style>
    <style:style style:name="T16" style:family="text">
      <style:text-properties officeooo:rsid="0046872b"/>
    </style:style>
    <style:style style:name="T17" style:family="text">
      <style:text-properties officeooo:rsid="00485dc6"/>
    </style:style>
    <style:style style:name="T18" style:family="text">
      <style:text-properties officeooo:rsid="004ed886"/>
    </style:style>
    <style:style style:name="T19" style:family="text">
      <style:text-properties officeooo:rsid="004f6560"/>
    </style:style>
    <style:style style:name="T20" style:family="text">
      <style:text-properties officeooo:rsid="005147cc"/>
    </style:style>
    <style:style style:name="T21" style:family="text">
      <style:text-properties officeooo:rsid="00542e8f"/>
    </style:style>
    <style:style style:name="T22" style:family="text">
      <style:text-properties officeooo:rsid="0054700f"/>
    </style:style>
    <style:style style:name="T23" style:family="text">
      <style:text-properties officeooo:rsid="005836c8"/>
    </style:style>
    <style:style style:name="T24" style:family="text">
      <style:text-properties officeooo:rsid="0058f422"/>
    </style:style>
    <style:style style:name="T25" style:family="text">
      <style:text-properties officeooo:rsid="0059bf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ố có dạng z=a*<text:span text:style-name="T1">2^32+b với a&lt;2^32,b&lt;2^32,</text:span></text:p>
      <text:p text:style-name="Standard">Do:</text:p>
      <text:p text:style-name="Standard"><text:tab/>dư du=z%<text:span text:style-name="T2">10 (dễ)</text:span></text:p>
      <text:p text:style-name="Standard"><text:tab/>tìm phần nguyên:</text:p>
      <text:p text:style-name="Standard"><text:tab/>a=<text:span text:style-name="T3">10x+y với y&lt;</text:span><text:span text:style-name="T4">10</text:span></text:p>
      <text:p text:style-name="Standard"><text:tab/>z= (<text:span text:style-name="T5">10x+y)*2^32+b</text:span></text:p>
      <text:p text:style-name="Standard"><text:tab/>z/<text:span text:style-name="T6">10=x*</text:span><text:span text:style-name="T7">2^32+(y*</text:span><text:span text:style-name="T8">2^32+b)/</text:span><text:span text:style-name="T10">10</text:span></text:p>
      <text:p text:style-name="Standard"><text:tab/>chứng tỏ (y*<text:span text:style-name="T9">2^32+b)/</text:span><text:span text:style-name="T11">10&lt;2^32 dễ thấy lấy trường hợp lớn nhất có thể là y=</text:span><text:span text:style-name="T12">9,b=</text:span><text:span text:style-name="T13">2^32-1</text:span></text:p>
      <text:p text:style-name="P1"><text:tab/>thì c=(y*<text:span text:style-name="T9">2^32+b)/</text:span><text:span text:style-name="T11">10=</text:span><text:span text:style-name="T14">4294967295&lt;=2^32-1 =&gt; nó chỉ xứng đáng làm bit thấp thôi ko lên <text:tab/>được bit cao</text:span></text:p>
      <text:p text:style-name="P1"><text:tab/>Vậy kết quả phép div ở đây là gì</text:p>
      <text:p text:style-name="P1"><text:tab/>x*<text:span text:style-name="T15">2^32+c</text:span></text:p>
      <text:p text:style-name="P1"><text:tab/>hay là z=a*<text:span text:style-name="T16">2^32+b kết thúc khi a=</text:span><text:span text:style-name="T17">0</text:span></text:p>
      <text:p text:style-name="P1"><text:tab/>j END:</text:p>
      <text:p text:style-name="P1"><text:tab/>else j Do:</text:p>
      <text:p text:style-name="P1">END:</text:p>
      <text:p text:style-name="P2">y*2^t<text:line-break/>s=0;</text:p>
      <text:p text:style-name="P3">ban đầu t=32,</text:p>
      <text:p text:style-name="P3">while (t&gt;=0){</text:p>
      <text:p text:style-name="P4">t--;</text:p>
      <text:p text:style-name="P3">m=y*2;</text:p>
      <text:p text:style-name="P3">if (m&gt;=<text:span text:style-name="T20">10)</text:span></text:p>
      <text:p text:style-name="P3">s+=(m/<text:span text:style-name="T21">10)*2^(t-1) (tính được bằng lệnh vì t-</text:span><text:span text:style-name="T22">1&lt;=31 và m lớn nhất khi và chỉ khi y=</text:span><text:span text:style-name="T23">9=&gt;m=</text:span><text:span text:style-name="T24">18</text:span><text:span text:style-name="T21">)<text:line-break/>y=(m%</text:span><text:span text:style-name="T25">10)*2^(t-1)</text:span></text:p>
      <text:p text:style-name="P3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23:50:47.204757046</meta:creation-date>
    <dc:date>2020-12-10T00:39:32.046946097</dc:date>
    <meta:editing-duration>PT38M11S</meta:editing-duration>
    <meta:editing-cycles>56</meta:editing-cycles>
    <meta:generator>LibreOffice/6.4.6.2$Linux_X86_64 LibreOffice_project/40$Build-2</meta:generator>
    <meta:document-statistic meta:table-count="0" meta:image-count="0" meta:object-count="0" meta:page-count="1" meta:paragraph-count="23" meta:word-count="102" meta:character-count="580" meta:non-whitespace-character-count="489"/>
  </office:meta>
</office:document-meta>
</file>